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5E0000005ECB5F19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102cm" draw:fill-color="#ffd320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fill="bitmap" draw:fill-image-name="Lawn_20_Artificial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draw:stroke="solid" draw:stroke-dash="Fine_20_Dashed" svg:stroke-width="0.102cm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draw:stroke="dash" draw:stroke-dash="Ultrafine_20_Dashed" svg:stroke-width="0.102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solid" draw:stroke-dash="Fine_20_Dashed" svg:stroke-width="0.102cm" draw:fill="gradient" draw:fill-gradient-name="AuCl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stroke="none" draw:stroke-dash="Fine_20_Dashed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9" style:family="graphic" style:parent-style-name="objectwithoutfill">
      <style:graphic-properties draw:stroke="solid" draw:stroke-dash="Fine_20_Dashed" svg:stroke-width="0.051cm" draw:marker-start-width="0.229cm" draw:marker-end-width="0.229cm" draw:fill="gradient" draw:fill-gradient-name="bug" draw:fill-hatch-name="Black_20_0_20_Degrees" draw:fill-image-name="Empty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stroke-dash="Fine_20_Dashed" svg:stroke-width="0.102cm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draw:stroke="none" draw:stroke-dash="Fine_20_Dashed" svg:stroke-width="0.102cm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12" style:family="graphic" style:parent-style-name="objectwithoutfill">
      <style:graphic-properties draw:stroke="dash" draw:stroke-dash="Ultrafine_20_2_20_Dots_20_3_20_Dashes" svg:stroke-width="0.051cm" draw:marker-start-width="0.229cm" draw:marker-end-width="0.229cm" draw:fill="gradient" draw:fill-gradient-name="bug" draw:fill-hatch-name="Black_20_0_20_Degrees" draw:fill-image-name="Empty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fill="gradient" draw:fill-gradient-name="AuCl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77cm" svg:height="4.119cm" svg:x="1.991cm" svg:y="4.141cm">
          <text:p text:style-name="P2"/>
          <draw:enhanced-geometry svg:viewBox="0 0 21600 21600" draw:mirror-horizontal="true" draw:glue-points="?f6 0 10800 ?f8 ?f11 10800 ?f9 21600 10800 ?f10 ?f5 10800" draw:text-areas="?f3 ?f3 ?f4 ?f4" draw:type="parallelogram" draw:modifiers="11029.78723404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1" draw:layer="layout" svg:width="6.048cm" svg:height="3.288cm" svg:x="2.741cm" svg:y="8.972cm">
            <text:p text:style-name="P2"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174cm" svg:y1="11.58cm" svg:x2="2.174cm" svg:y2="8.292cm">
            <text:p text:style-name="P2"/>
          </draw:line>
          <draw:line draw:style-name="gr3" draw:text-style-name="P1" draw:layer="layout" svg:x1="8.222cm" svg:y1="8.254cm" svg:x2="2.136cm" svg:y2="8.278cm">
            <text:p text:style-name="P2"/>
          </draw:line>
          <draw:line draw:style-name="gr3" draw:text-style-name="P1" draw:layer="layout" svg:x1="2.174cm" svg:y1="8.254cm" svg:x2="2.741cm" svg:y2="8.934cm">
            <text:p text:style-name="P2"/>
          </draw:line>
          <draw:line draw:style-name="gr3" draw:text-style-name="P1" draw:layer="layout" svg:x1="2.175cm" svg:y1="11.554cm" svg:x2="2.742cm" svg:y2="12.234cm">
            <text:p text:style-name="P2"/>
          </draw:line>
          <draw:line draw:style-name="gr3" draw:text-style-name="P1" draw:layer="layout" svg:x1="8.176cm" svg:y1="8.254cm" svg:x2="8.743cm" svg:y2="8.934cm">
            <text:p text:style-name="P2"/>
          </draw:line>
          <draw:custom-shape draw:style-name="gr4" draw:text-style-name="P1" draw:layer="layout" svg:width="4.12cm" svg:height="0.454cm" svg:x="3.686cm" svg:y="10.397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457cm" svg:height="0.152cm" svg:x="3.803cm" svg:y="8.56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layer="layout" svg:width="0.457cm" svg:height="0.152cm" svg:x="7.118cm" svg:y="8.56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6" draw:text-style-name="P1" draw:layer="layout" svg:x1="3.762cm" svg:y1="8.632cm" svg:x2="3.799cm" svg:y2="10.295cm">
            <text:p text:style-name="P2"/>
          </draw:line>
          <draw:line draw:style-name="gr6" draw:text-style-name="P1" draw:layer="layout" svg:x1="4.263cm" svg:y1="8.633cm" svg:x2="4.3cm" svg:y2="10.296cm">
            <text:p text:style-name="P2"/>
          </draw:line>
          <draw:line draw:style-name="gr6" draw:text-style-name="P1" draw:layer="layout" svg:x1="7.078cm" svg:y1="8.634cm" svg:x2="7.115cm" svg:y2="10.297cm">
            <text:p text:style-name="P2"/>
          </draw:line>
          <draw:line draw:style-name="gr6" draw:text-style-name="P1" draw:layer="layout" svg:x1="7.579cm" svg:y1="8.635cm" svg:x2="7.616cm" svg:y2="10.298cm">
            <text:p text:style-name="P2"/>
          </draw:line>
        </draw:g>
        <draw:g>
          <draw:custom-shape draw:style-name="gr5" draw:text-style-name="P1" draw:layer="layout" svg:width="0.227cm" svg:height="2.57cm" draw:transform="rotate (3.1415926535892) translate (4.083cm 8.446cm)">
            <text:p text:style-name="P2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831cm" svg:height="2.986cm" svg:x="3.554cm" svg:y="2.797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78cm" svg:height="1.323cm" svg:x="3.78cm" svg:y="1.86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39cm" svg:height="0.335cm" svg:x="3.1cm" svg:y="1.714cm">
            <text:p text:style-name="P2"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996cm" svg:height="1.33cm" svg:x="4.547cm" svg:y="2.978cm">
            <draw:text-box>
              <text:p text:style-name="P2"><text:span text:style-name="T1">Au</text:span><text:span text:style-name="T2">3+</text:span><text:span text:style-name="T1">Cl</text:span></text:p>
            </draw:text-box>
          </draw:frame>
        </draw:g>
        <draw:custom-shape draw:style-name="gr1" draw:text-style-name="P1" draw:layer="layout" svg:width="3.477cm" svg:height="4.119cm" svg:x="4.818cm" svg:y="10.659cm">
          <text:p text:style-name="P2"/>
          <draw:enhanced-geometry svg:viewBox="0 0 21600 21600" draw:mirror-horizontal="true" draw:glue-points="?f6 0 10800 ?f8 ?f11 10800 ?f9 21600 10800 ?f10 ?f5 10800" draw:text-areas="?f3 ?f3 ?f4 ?f4" draw:type="parallelogram" draw:modifiers="11029.78723404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path draw:style-name="gr9" draw:text-style-name="P1" draw:layer="layout" svg:width="3.332cm" svg:height="3.824cm" svg:x="15.896cm" svg:y="1.078cm" svg:viewBox="0 0 3333 3825" svg:d="m2605 38c-412 221-902 137-1304 384-407 250-799 520-1150 843-342 314-3 796 38 1189 47 454 350 832 652 1151 298 315 797 245 1150 76 453-217 299-770 115-1150-182-376 130-798 307-1151 228-455 710-686 920-1150l-383-230-384 77h-38z">
            <text:p text:style-name="P2"/>
          </draw:path>
          <draw:custom-shape draw:style-name="gr10" draw:text-style-name="P1" draw:layer="layout" svg:width="-1.112cm" svg:height="-1.15cm" svg:x="17.689cm" svg:y="3.772cm">
            <text:p text:style-name="P2"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0.422cm" svg:height="0.422cm" svg:x="16.679cm" svg:y="2.38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" draw:layer="layout" svg:width="0.422cm" svg:height="0.422cm" svg:x="17.179cm" svg:y="2.38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path draw:style-name="gr9" draw:text-style-name="P1" draw:layer="layout" svg:width="3.332cm" svg:height="3.824cm" svg:x="15.897cm" svg:y="7.378cm" svg:viewBox="0 0 3333 3825" svg:d="m2605 38c-412 221-902 137-1304 384-407 250-799 520-1150 843-342 314-3 796 38 1189 47 454 350 832 652 1151 298 315 797 245 1150 76 453-217 299-770 115-1150-182-376 130-798 307-1151 228-455 710-686 920-1150l-383-230-384 77h-38z">
            <text:p text:style-name="P2"/>
          </draw:path>
          <draw:custom-shape draw:style-name="gr10" draw:text-style-name="P1" draw:layer="layout" svg:width="1.112cm" svg:height="1.15cm" svg:x="16.59cm" svg:y="9.534cm">
            <text:p text:style-name="P2"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0.422cm" svg:height="0.422cm" svg:x="16.68cm" svg:y="8.68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" draw:layer="layout" svg:width="0.422cm" svg:height="0.422cm" svg:x="17.18cm" svg:y="8.68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path draw:style-name="gr12" draw:text-style-name="P4" draw:layer="layout" svg:width="4.02cm" svg:height="4.754cm" svg:x="15.898cm" svg:y="11.848cm" svg:viewBox="0 0 4021 4755" svg:d="m2028 1073c-412 221-1094-55-1496 192-407 250-30 607-381 930-342 314-3 796 38 1189 47 454 350 832 652 1151 298 315 797 245 1150 76 453-217 299-770 115-1150-182-376 128-462 305-815 228-455 749-610 959-1074l651 498-728-997 422-345-767 192 153-844-575 461-115-537-1112 460z">
            <text:p text:style-name="P2"/>
          </draw:path>
          <draw:custom-shape draw:style-name="gr10" draw:text-style-name="P4" draw:layer="layout" svg:width="1.15cm" svg:height="0.191cm" svg:x="16.53cm" svg:y="14.96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0.557cm" svg:height="0.556cm" draw:transform="rotate (0.7853981633973) translate (16.408cm 14.336cm)">
            <text:p text:style-name="P2"/>
            <draw:enhanced-geometry svg:viewBox="0 0 21600 21600" draw:glue-points="10800 0 0 10800 10800 21600 21600 10800" draw:path-stretchpoint-x="10800" draw:path-stretchpoint-y="10800" draw:text-areas="?f1 ?f1 ?f2 ?f3" draw:type="cross" draw:modifiers="6373.7704918032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7cm" svg:height="0.556cm" draw:transform="rotate (0.7853981633973) translate (17.008cm 14.336cm)">
            <text:p text:style-name="P2"/>
            <draw:enhanced-geometry svg:viewBox="0 0 21600 21600" draw:glue-points="10800 0 0 10800 10800 21600 21600 10800" draw:path-stretchpoint-x="10800" draw:path-stretchpoint-y="10800" draw:text-areas="?f1 ?f1 ?f2 ?f3" draw:type="cross" draw:modifiers="6373.7704918032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8" draw:text-style-name="P5" draw:layer="layout" svg:width="3.94cm" svg:height="1.619cm" svg:x="11.727cm" svg:y="1.783cm">
          <draw:text-box>
            <text:p text:style-name="P2"><text:span text:style-name="T3">Before</text:span></text:p>
          </draw:text-box>
        </draw:frame>
        <draw:frame draw:style-name="gr8" draw:text-style-name="P5" draw:layer="layout" svg:width="5.007cm" svg:height="1.619cm" svg:x="10.66cm" svg:y="7.784cm">
          <draw:text-box>
            <text:p text:style-name="P2"><text:span text:style-name="T3">Exposed</text:span></text:p>
          </draw:text-box>
        </draw:frame>
        <draw:frame draw:style-name="gr8" draw:text-style-name="P5" draw:layer="layout" svg:width="2.992cm" svg:height="1.619cm" svg:x="12.675cm" svg:y="13.585cm">
          <draw:text-box>
            <text:p text:style-name="P2"><text:span text:style-name="T3">After</text:span></text:p>
          </draw:text-box>
        </draw:frame>
        <draw:custom-shape draw:style-name="gr13" draw:text-style-name="P1" draw:layer="layout" svg:width="0.996cm" svg:height="1.797cm" svg:x="16.237cm" svg:y="6.082cm">
          <text:p text:style-name="P2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3" draw:text-style-name="P1" draw:layer="layout" svg:width="0.996cm" svg:height="1.797cm" svg:x="17.737cm" svg:y="5.283cm">
          <text:p text:style-name="P2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3" draw:text-style-name="P1" draw:layer="layout" svg:width="0.996cm" svg:height="1.797cm" svg:x="19.037cm" svg:y="5.383cm">
          <text:p text:style-name="P2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AuCl" draw:style="linear" draw:start-color="#ffffff" draw:end-color="#ff6309" draw:start-intensity="100%" draw:end-intensity="100%" draw:angle="0" draw:border="0%"/>
    <draw:gradient draw:name="bug" draw:style="square" draw:cx="50%" draw:cy="50%" draw:start-color="#94bd5e" draw:end-color="#008000" draw:start-intensity="100%" draw:end-intensity="100%" draw:angle="1200" draw:border="4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awn_20_Artificial" draw:display-name="Lawn Artificial" xlink:href="Pictures/100000000000005E0000005ECB5F19AD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ruce Ravel</meta:initial-creator>
    <meta:creation-date>2008-08-12T12:57:58</meta:creation-date>
    <dc:creator>Bruce Ravel</dc:creator>
    <dc:date>2008-08-12T17:42:44</dc:date>
    <meta:editing-cycles>4</meta:editing-cycles>
    <meta:editing-duration>PT1H38M0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